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146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2.480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2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ection 6.6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Answer</text:p>
          </table:table-cell>
          <table:table-cell table:style-name="Default" office:value-type="string" calcext:value-type="string">
            <text:p>Formul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V(0.0422/12; 20*12;150; 0; 0)" office:value-type="currency" office:currency="USD" office:value="-56397.5946548893" calcext:value-type="currency">
            <text:p>-$56,397.59</text:p>
          </table:table-cell>
          <table:table-cell office:value-type="string" calcext:value-type="string">
            <text:p>=FV(0.0422/12, 20*12,150, 0, 0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V(0.0362/2; 30*2;500; 0; 0)" office:value-type="currency" office:currency="USD" office:value="-53419.0950132953" calcext:value-type="currency">
            <text:p>-$53,419.10</text:p>
          </table:table-cell>
          <table:table-cell office:value-type="string" calcext:value-type="string">
            <text:p>=FV(0.0362/2, 30*2,500, 0, 0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V(0.0361/4; 25*4;250; 0; 0)" office:value-type="currency" office:currency="USD" office:value="-40326.8176562271" calcext:value-type="currency">
            <text:p>-$40,326.82</text:p>
          </table:table-cell>
          <table:table-cell office:value-type="string" calcext:value-type="string">
            <text:p>=FV(0.0361/4, 25*4,250, 0, 0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PMT(0.0394/12;40*12;0;1000000;0)" office:value-type="currency" office:currency="USD" office:value="-858.812766544141" calcext:value-type="currency">
            <text:p>-$858.81</text:p>
          </table:table-cell>
          <table:table-cell office:value-type="string" calcext:value-type="string">
            <text:p>=PMT(0.0394/12,40*12,0,1000000,0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PMT(0.0211/4;30*4;0;500000;0)" office:value-type="currency" office:currency="USD" office:value="-2996.74592363701" calcext:value-type="currency">
            <text:p>-$2,996.75</text:p>
          </table:table-cell>
          <table:table-cell office:value-type="string" calcext:value-type="string">
            <text:p>=PMT(0.0211/4,30*4,0,500000,0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PMT(0.0327/12;25*12;0;750000;0)" office:value-type="currency" office:currency="USD" office:value="-1619.05043282605" calcext:value-type="currency">
            <text:p>-$1,619.05</text:p>
          </table:table-cell>
          <table:table-cell office:value-type="string" calcext:value-type="string">
            <text:p>=PMT(0.0327/12,25*12,0,750000,0)</text:p>
          </table:table-cell>
        </table:table-row>
      </table:table>
      <table:table table:name="Section 6.8" table:style-name="ta1">
        <table:table-column table:style-name="co1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Answer</text:p>
          </table:table-cell>
          <table:table-cell table:style-name="Default" office:value-type="string" calcext:value-type="string">
            <text:p>Formul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-PMT(0.0675/12;5*12;8600)" office:value-type="currency" office:currency="USD" office:value="169.277761714831" calcext:value-type="currency">
            <text:p>$169.28</text:p>
          </table:table-cell>
          <table:table-cell office:value-type="string" calcext:value-type="string">
            <text:p>=-PMT(0.0675/12,5*12,8600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-PMT(0.0225/12;6*12;19400)" office:value-type="currency" office:currency="USD" office:value="288.293181434825" calcext:value-type="currency">
            <text:p>$288.29</text:p>
          </table:table-cell>
          <table:table-cell office:value-type="string" calcext:value-type="string">
            <text:p>=-PMT(0.0225/12,6*12,19400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-PMT(0.0359/12;3*12;11870)" office:value-type="currency" office:currency="USD" office:value="348.288902687222" calcext:value-type="currency">
            <text:p>$348.29</text:p>
          </table:table-cell>
          <table:table-cell office:value-type="string" calcext:value-type="string">
            <text:p>=-PMT(0.0359/12,3*12,11870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-PMT(0.0899/12;15*12;41900)" office:value-type="currency" office:currency="USD" office:value="424.728480190242" calcext:value-type="currency">
            <text:p>$424.73</text:p>
          </table:table-cell>
          <table:table-cell office:value-type="string" calcext:value-type="string">
            <text:p>=-PMT(0.0899/12,15*12,41900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-PMT(0.111/12;7*12;26150)" office:value-type="currency" office:currency="USD" office:value="449.127841226903" calcext:value-type="currency">
            <text:p>$449.13</text:p>
          </table:table-cell>
          <table:table-cell office:value-type="string" calcext:value-type="string">
            <text:p>=-PMT(0.111/12,7*12,2615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4">00/00/0000</text:date>, <text:time style:data-style-name="N2" text:time-value="23:05:07.21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23:20:10.843000000</meta:creation-date>
    <dc:date>2024-11-14T23:11:36.765000000</dc:date>
    <meta:editing-duration>PT38M15S</meta:editing-duration>
    <meta:editing-cycles>6</meta:editing-cycles>
    <meta:generator>LibreOffice/24.8.2.1$Windows_X86_64 LibreOffice_project/0f794b6e29741098670a3b95d60478a65d05ef13</meta:generator>
    <meta:document-statistic meta:table-count="2" meta:cell-count="39" meta:object-count="0"/>
  </office:meta>
</office:document-meta>
</file>